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815a31" style:font-name="Tahoma" fo:font-size="9.7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.318cm" fo:margin-bottom="0.318cm" fo:text-align="start" style:justify-single-word="false" fo:orphans="2" fo:widows="2" fo:text-indent="0cm" style:auto-text-indent="false" fo:padding="0cm" fo:border="none"/>
      <style:text-properties fo:font-variant="normal" fo:text-transform="none" fo:color="#815a31" style:font-name="Tahoma" fo:font-size="9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318cm" fo:margin-bottom="0.318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polit Ostoja – Lniski</text:p>
      <text:p text:style-name="P4">Urodził się 9 marca 1853 roku w Dolnej Brodnicy koło Kartuz.<text:span text:style-name="T1"> </text:span>Naukę gimnazjalną pobierał w Wejherowie, a następnie w Wałczu. W wejherowskim gimnazjum należał do grupy <text:s/>założycieli tajnej organizacji filomackiej „Wiec”, powstałej w 1871 roku. W 1873 roku Hipolit Lniski przeniósł się do Wałcza, gdzie kontynuował naukę oraz działalność filomacką. Tam też był inicjatorem i założycielem tajnego koła „Ul”. Po ukończeniu gimnazjum w Wałczu Hipolit Lniski podjął studia medyczne w Gryfii, a następnie we Wrocławiu. W 1881 roku osiedlił się w Chojnicach i podjął praktykę lekarską. Razem z dr Janem Karolem Łukowiczem wszedł w skład kuratorium Zakładu św. Boromeusza. <text:s/>Najbardziej jednak znaczącym dziełem Hipolita Lniskiego był patronat nad polską młodzieżą w chojnickim gimnazjum. W jego mieszkaniu <text:s/>odbywały się spotkania tajnego koła filomackiego „Mickiewicz”. Prezydent Rzeczypospolitej odznaczył go orderem Polonia Restituta. W roku 1930, w dniu 50 - lecia jego pracy lekarskiej, Uniwersytet Wrocławski wręczył mu odnowiony dyplom doktorski. Natomiast Ojciec święty mianował go tajnym szambelanem. Dr Lniski zmarł 8 kwietnia 1931 roku w Chojnic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3T11:23:38.14</meta:creation-date>
    <meta:document-statistic meta:table-count="0" meta:image-count="0" meta:object-count="0" meta:page-count="1" meta:paragraph-count="2" meta:word-count="168" meta:character-count="1171"/>
    <dc:date>2022-11-23T11:42:44.49</dc:date>
    <meta:editing-duration>PT27S</meta:editing-duration>
    <meta:editing-cycles>1</meta:editing-cycles>
    <meta:generator>OpenOffice/4.1.3$Win32 OpenOffice.org_project/413m1$Build-9783</meta:generator>
  </office:meta>
</office:document-meta>
</file>